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52cm" style:rel-column-width="10874*"/>
    </style:style>
    <style:style style:name="Table1.B" style:family="table-column">
      <style:table-column-properties style:column-width="15.849cm" style:rel-column-width="54661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71cm" draw:z-index="0"><draw:image xlink:href="../../odt/images/301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Уровень неподсоединённых портов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4">C-</text:span>код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9cm" svg:height="1.51cm" draw:z-index="0"><draw:image xlink:href="../../odt/images/301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Данный блок позволяет подключить <text:span text:style-name="T1">все</text:span> неподключенные порты всех блоков <text:span text:style-name="T2">данного вроекта </text:span>к единому источнику. Для этого необходимо поместить на схему блок и соединить его с выходом источника.</text:p>
            <text:p text:style-name="Text_20_body">Наиболее часто блок используется в больших схемах для задания нулевого (равного <text:span text:style-name="T1">0</text:span>) сигнала как входящего по умолчанию на все неиспользуемые порты всех блоков.</text:p>
            <text:p text:style-name="Text_20_body"><text:span text:style-name="T3">Свойства</text:span>: для работы блока задавать параметры не требуется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ровень неподсоединённых портов</dc:title>
    <dc:date>2012-03-30T16:00:42.12</dc:date>
    <meta:generator>OpenOffice_Beta/4.1.0$Win32 OpenOffice.org_project/410m14$Build-9760</meta:generator>
    <meta:editing-duration>PT2H9M53S</meta:editing-duration>
    <meta:editing-cycles>79</meta:editing-cycles>
    <meta:document-statistic meta:table-count="1" meta:image-count="2" meta:object-count="0" meta:page-count="1" meta:paragraph-count="9" meta:word-count="70" meta:character-count="479"/>
  </office:meta>
</office:document-meta>
</file>